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Vorstellung</text:span><text:span text:style-name="T1_2"><text:s/>--<text:s/></text:span><text:span text:style-name="T1_3">Christian</text:span></text:p>
      <text:p text:style-name="P2"><text:span text:style-name="T2_1">Runde</text:span><text:span text:style-name="T2_2"><text:s/>1:<text:s/></text:span><text:span text:style-name="T2_3">simpel</text:span><text:span text:style-name="T2_4"><text:s/>(</text:span><text:span text:style-name="T2_5">kein</text:span><text:span text:style-name="T2_6"><text:s/></text:span><text:span text:style-name="T2_7">TDD</text:span><text:span text:style-name="T2_8">)<text:s/>--<text:s/></text:span><text:span text:style-name="T2_9">Martin</text:span></text:p>
      <text:p text:style-name="P3"><text:span text:style-name="T3_1">10<text:s/></text:span><text:span text:style-name="T3_2">Minuten</text:span><text:span text:style-name="T3_3"><text:s/></text:span><text:span text:style-name="T3_4">Pause</text:span><text:span text:style-name="T3_5"><text:s/>(</text:span><text:span text:style-name="T3_6">mit</text:span><text:span text:style-name="T3_7"><text:s/></text:span><text:span text:style-name="T3_8">Jause</text:span><text:span text:style-name="T3_9">)</text:span></text:p>
      <text:p text:style-name="P4"><text:span text:style-name="T4_1">10<text:s/></text:span><text:span text:style-name="T4_2">Minuten</text:span><text:span text:style-name="T4_3"><text:s/></text:span><text:span text:style-name="T4_4">Retro</text:span><text:span text:style-name="T4_5"><text:s/>&amp;<text:s/>“</text:span><text:span text:style-name="T4_6">Was</text:span><text:span text:style-name="T4_7"><text:s/></text:span><text:span text:style-name="T4_8">will</text:span><text:span text:style-name="T4_9"><text:s/></text:span><text:span text:style-name="T4_10">ich</text:span><text:span text:style-name="T4_11"><text:s/></text:span><text:span text:style-name="T4_12">lernen</text:span><text:span text:style-name="T4_13">”-</text:span><text:span text:style-name="T4_14">pinning</text:span></text:p>
      <text:p text:style-name="P5"/>
      <text:p text:style-name="P6"><text:span text:style-name="T6_1">Runde</text:span><text:span text:style-name="T6_2"><text:s/>2:<text:s/></text:span><text:span text:style-name="T6_3">Ping</text:span><text:span text:style-name="T6_4">-</text:span><text:span text:style-name="T6_5">Pong</text:span><text:span text:style-name="T6_6"><text:s/>(</text:span><text:span text:style-name="T6_7">fixe</text:span><text:span text:style-name="T6_8"><text:s/></text:span><text:span text:style-name="T6_9">Rollen</text:span><text:span text:style-name="T6_10">)<text:s text:c="2"/>--<text:s/></text:span><text:span text:style-name="T6_11">Christian</text:span></text:p>
      <text:p text:style-name="P7"><text:span text:style-name="T7_1">--<text:s/></text:span><text:span text:style-name="T7_2">Tester</text:span><text:span text:style-name="T7_3"><text:s/>&amp;<text:s/></text:span><text:span text:style-name="T7_4">Entwickler</text:span></text:p>
      <text:p text:style-name="P8"><text:span text:style-name="T8_1">-<text:s/></text:span><text:span text:style-name="T8_2">optional</text:span><text:span text:style-name="T8_3">:<text:s/>10<text:s/></text:span><text:span text:style-name="T8_4">minuten</text:span><text:span text:style-name="T8_5"><text:s/></text:span><text:span text:style-name="T8_6">vor</text:span><text:span text:style-name="T8_7"><text:s/></text:span><text:span text:style-name="T8_8">Ende</text:span><text:span text:style-name="T8_9">:<text:s/></text:span><text:span text:style-name="T8_10">Rollentausch</text:span><text:span text:style-name="T8_11"><text:s/>(?)</text:span></text:p>
      <text:p text:style-name="P9"/>
      <text:p text:style-name="P10"><text:span text:style-name="T10_1">Runde</text:span><text:span text:style-name="T10_2"><text:s/>3:<text:s/></text:span><text:span text:style-name="T10_3">Code</text:span><text:span text:style-name="T10_4">-</text:span><text:span text:style-name="T10_5">Constraint</text:span><text:span text:style-name="T10_6"><text:s/>-<text:s/></text:span><text:span text:style-name="T10_7">dynamisch</text:span><text:span text:style-name="T10_8"><text:s/></text:span><text:span text:style-name="T10_9">je</text:span><text:span text:style-name="T10_10"><text:s/></text:span><text:span text:style-name="T10_11">nach</text:span><text:span text:style-name="T10_12"><text:s/></text:span><text:span text:style-name="T10_13">was</text:span><text:span text:style-name="T10_14"><text:s/></text:span><text:span text:style-name="T10_15">Leute</text:span><text:span text:style-name="T10_16"><text:s/></text:span><text:span text:style-name="T10_17">lernen</text:span><text:span text:style-name="T10_18"><text:s/></text:span><text:span text:style-name="T10_19">wollen</text:span><text:span text:style-name="T10_20">;<text:s text:c="2"/>--</text:span><text:span text:style-name="T10_21">Martin</text:span></text:p>
      <text:p text:style-name="P11"><text:span text:style-name="T11_1">Fallback</text:span><text:span text:style-name="T11_2">:<text:s/></text:span><text:span text:style-name="T11_3">Max</text:span><text:span text:style-name="T11_4"><text:s/>4<text:s/></text:span><text:span text:style-name="T11_5">lines</text:span><text:span text:style-name="T11_6"><text:s/></text:span><text:span text:style-name="T11_7">code</text:span><text:span text:style-name="T11_8"><text:s/></text:span><text:span text:style-name="T11_9">per</text:span><text:span text:style-name="T11_10"><text:s/></text:span><text:span text:style-name="T11_11">function</text:span></text:p>
      <text:p text:style-name="P12"/>
      <text:p text:style-name="P13"><text:span text:style-name="T13_1">(</text:span><text:span text:style-name="T13_2">Essen</text:span><text:span text:style-name="T13_3">)</text:span></text:p>
      <text:p text:style-name="P14"/>
      <text:p text:style-name="P15"><text:span text:style-name="T15_1">Runde</text:span><text:span text:style-name="T15_2"><text:s/>4:<text:s/></text:span><text:span text:style-name="T15_3">Timed</text:span><text:span text:style-name="T15_4"><text:s/></text:span><text:span text:style-name="T15_5">baby</text:span><text:span text:style-name="T15_6"><text:s/></text:span><text:span text:style-name="T15_7">steps</text:span><text:span text:style-name="T15_8">,<text:s/></text:span><text:span text:style-name="T15_9">team</text:span><text:span text:style-name="T15_10">-</text:span><text:span text:style-name="T15_11">local</text:span><text:span text:style-name="T15_12"><text:s/></text:span><text:span text:style-name="T15_13">timer</text:span><text:span text:style-name="T15_14">.<text:s/>--<text:s/></text:span><text:span text:style-name="T15_15">Christian</text:span></text:p>
      <text:p text:style-name="P16"><text:span text:style-name="T16_1">3<text:s/></text:span><text:span text:style-name="T16_2">minute</text:span><text:span text:style-name="T16_3"><text:s/></text:span><text:span text:style-name="T16_4">default</text:span><text:span text:style-name="T16_5">,<text:s/></text:span><text:span text:style-name="T16_6">entweder</text:span><text:span text:style-name="T16_7"><text:s/>2<text:s/></text:span><text:span text:style-name="T16_8">oder</text:span><text:span text:style-name="T16_9"><text:s/>4<text:s/></text:span><text:span text:style-name="T16_10">je</text:span><text:span text:style-name="T16_11"><text:s/></text:span><text:span text:style-name="T16_12">nach</text:span><text:span text:style-name="T16_13"><text:s/></text:span><text:span text:style-name="T16_14">Wunsch</text:span><text:span text:style-name="T16_15">.</text:span></text:p>
      <text:list text:style-name="LS1" xml:id="list0">
        <text:list-item>
          <text:p text:style-name="P17"><text:span text:style-name="T17_1">On</text:span><text:span text:style-name="T17_2"><text:s/></text:span><text:span text:style-name="T17_3">Timeout</text:span><text:span text:style-name="T17_4">:<text:s/></text:span><text:span text:style-name="T17_5">Lauter</text:span><text:span text:style-name="T17_6"><text:s/></text:span><text:span text:style-name="T17_7">Alarm</text:span><text:span text:style-name="T17_8">;<text:s/></text:span><text:span text:style-name="T17_9">Facilitators</text:span><text:span text:style-name="T17_10">:<text:s/>“</text:span><text:span text:style-name="T17_11">RESET</text:span><text:span text:style-name="T17_12">!”</text:span></text:p>
        </text:list-item>
        <text:list-item>
          <text:p text:style-name="P18"><text:span text:style-name="T18_1">On</text:span><text:span text:style-name="T18_2"><text:s/></text:span><text:span text:style-name="T18_3">Check</text:span><text:span text:style-name="T18_4">-</text:span><text:span text:style-name="T18_5">In</text:span><text:span text:style-name="T18_6">:<text:s/></text:span><text:span text:style-name="T18_7">Team</text:span><text:span text:style-name="T18_8"><text:s/></text:span><text:span text:style-name="T18_9">steht</text:span><text:span text:style-name="T18_10"><text:s/></text:span><text:span text:style-name="T18_11">auf</text:span><text:span text:style-name="T18_12">:<text:s/>“</text:span><text:span text:style-name="T18_13">Check</text:span><text:span text:style-name="T18_14"><text:s/></text:span><text:span text:style-name="T18_15">it</text:span><text:span text:style-name="T18_16">!”<text:s/>&amp;<text:s/></text:span><text:span text:style-name="T18_17">High</text:span><text:span text:style-name="T18_18">-</text:span><text:span text:style-name="T18_19">Five</text:span></text:p>
        </text:list-item>
      </text:list>
      <text:p text:style-name="P19"/>
      <text:p text:style-name="P20"><text:span text:style-name="T20_1">Runde</text:span><text:span text:style-name="T20_2"><text:s/>5:<text:s/></text:span><text:span text:style-name="T20_3">Code</text:span><text:span text:style-name="T20_4">-</text:span><text:span text:style-name="T20_5">Constraint</text:span><text:span text:style-name="T20_6"><text:s/>-<text:s/></text:span><text:span text:style-name="T20_7">dynamisch</text:span><text:span text:style-name="T20_8">,<text:s/>--<text:s/></text:span><text:span text:style-name="T20_9">Martin</text:span></text:p>
      <text:p text:style-name="P21"><text:span text:style-name="T21_1">je</text:span><text:span text:style-name="T21_2"><text:s/></text:span><text:span text:style-name="T21_3">nachdem</text:span><text:span text:style-name="T21_4"><text:s/></text:span><text:span text:style-name="T21_5">was</text:span><text:span text:style-name="T21_6"><text:s/></text:span><text:span text:style-name="T21_7">Leute</text:span><text:span text:style-name="T21_8"><text:s/></text:span><text:span text:style-name="T21_9">lernen</text:span><text:span text:style-name="T21_10"><text:s/></text:span><text:span text:style-name="T21_11">wollen</text:span><text:span text:style-name="T21_12">;<text:s/></text:span><text:span text:style-name="T21_13">Fallback</text:span><text:span text:style-name="T21_14">:<text:s text:c="2"/></text:span><text:span text:style-name="T21_15">No</text:span><text:span text:style-name="T21_16"><text:s/></text:span><text:span text:style-name="T21_17">naked</text:span><text:span text:style-name="T21_18"><text:s/></text:span><text:span text:style-name="T21_19">primitives</text:span></text:p>
      <text:p text:style-name="P22"/>
      <text:p text:style-name="P23"><text:span text:style-name="T23_1">10<text:s/></text:span><text:span text:style-name="T23_2">Minuten</text:span><text:span text:style-name="T23_3"><text:s/></text:span><text:span text:style-name="T23_4">Retro</text:span></text:p>
      <text:p text:style-name="P24"><text:span text:style-name="T24_1">10<text:s/></text:span><text:span text:style-name="T24_2">Minuten</text:span><text:span text:style-name="T24_3"><text:s/></text:span><text:span text:style-name="T24_4">Pause</text:span><text:span text:style-name="T24_5"><text:s/>(</text:span><text:span text:style-name="T24_6">mit</text:span><text:span text:style-name="T24_7"><text:s/></text:span><text:span text:style-name="T24_8">Jause</text:span><text:span text:style-name="T24_9">)</text:span></text:p>
      <text:p text:style-name="P25"/>
      <text:p text:style-name="P26"><text:span text:style-name="T26_1">Runde</text:span><text:span text:style-name="T26_2"><text:s/>6:<text:s/>--<text:s/></text:span><text:span text:style-name="T26_3">Christian</text:span><text:span text:style-name="T26_4"><text:s/></text:span></text:p>
      <text:p text:style-name="P27"><text:span text:style-name="T27_1">Navigator</text:span><text:span text:style-name="T27_2"><text:s/></text:span><text:span text:style-name="T27_3">gets</text:span><text:span text:style-name="T27_4"><text:s/></text:span><text:span text:style-name="T27_5">mouse</text:span><text:span text:style-name="T27_6"><text:s/>/<text:s/></text:span><text:span text:style-name="T27_7">driver</text:span><text:span text:style-name="T27_8"><text:s/></text:span><text:span text:style-name="T27_9">keyboard</text:span><text:span text:style-name="T27_10">,<text:s/></text:span><text:span text:style-name="T27_11">driver</text:span><text:span text:style-name="T27_12"><text:s/></text:span><text:span text:style-name="T27_13">doesn</text:span><text:span text:style-name="T27_14">’</text:span><text:span text:style-name="T27_15">t</text:span><text:span text:style-name="T27_16"><text:s/></text:span><text:span text:style-name="T27_17">use</text:span><text:span text:style-name="T27_18"><text:s/></text:span><text:span text:style-name="T27_19">shortcuts</text:span><text:span text:style-name="T27_20"><text:s/>(</text:span><text:span text:style-name="T27_21">Alt</text:span><text:span text:style-name="T27_22">+</text:span><text:span text:style-name="T27_23">TAB</text:span><text:span text:style-name="T27_24"><text:s/></text:span><text:span text:style-name="T27_25">is</text:span><text:span text:style-name="T27_26"><text:s/></text:span><text:span text:style-name="T27_27">a</text:span><text:span text:style-name="T27_28"><text:s/></text:span><text:span text:style-name="T27_29">shortcut</text:span><text:span text:style-name="T27_30"><text:s/>…<text:s/>;)<text:s/>--<text:s/></text:span><text:span text:style-name="T27_31">requires</text:span><text:span text:style-name="T27_32"><text:s/></text:span><text:span text:style-name="T27_33">everyone</text:span><text:span text:style-name="T27_34"><text:s/></text:span><text:span text:style-name="T27_35">has</text:span><text:span text:style-name="T27_36"><text:s/></text:span><text:span text:style-name="T27_37">a</text:span><text:span text:style-name="T27_38"><text:s/></text:span><text:span text:style-name="T27_39">mouse</text:span><text:span text:style-name="T27_40"><text:s/>-<text:s/></text:span><text:span text:style-name="T27_41">should</text:span><text:span text:style-name="T27_42"><text:s/></text:span><text:span text:style-name="T27_43">be</text:span><text:span text:style-name="T27_44">...</text:span></text:p>
      <text:p text:style-name="P28"/>
      <text:p text:style-name="P29"/>
      <text:p text:style-name="P30"><text:span text:style-name="T30_1">Vorschläge</text:span><text:span text:style-name="T30_2">:</text:span></text:p>
      <text:p text:style-name="P31"/>
      <text:p text:style-name="P32"><text:span text:style-name="T32_1">3.<text:s/></text:span><text:span text:style-name="T32_2">Runde</text:span><text:span text:style-name="T32_3">:<text:s/>5</text:span><text:span text:style-name="T32_4">minute</text:span><text:span text:style-name="T32_5"><text:s/></text:span><text:span text:style-name="T32_6">Steps</text:span><text:span text:style-name="T32_7"><text:s/>-<text:s/></text:span><text:span text:style-name="T32_8">self</text:span><text:span text:style-name="T32_9"><text:s/></text:span><text:span text:style-name="T32_10">organized</text:span><text:span text:style-name="T32_11"><text:s/>/<text:s/></text:span><text:span text:style-name="T32_12">Driver</text:span><text:span text:style-name="T32_13"><text:s/></text:span><text:span text:style-name="T32_14">never</text:span><text:span text:style-name="T32_15"><text:s/></text:span><text:span text:style-name="T32_16">talks</text:span><text:span text:style-name="T32_17"><text:s/>?<text:s/></text:span></text:p>
      <text:p text:style-name="P33"><text:span text:style-name="T33_1">4.<text:s/></text:span><text:span text:style-name="T33_2">Runde</text:span><text:span text:style-name="T33_3">:<text:s/></text:span><text:span text:style-name="T33_4">timed</text:span><text:span text:style-name="T33_5"><text:s/></text:span><text:span text:style-name="T33_6">baby</text:span><text:span text:style-name="T33_7"><text:s/></text:span><text:span text:style-name="T33_8">steps</text:span><text:span text:style-name="T33_9"><text:s/>(</text:span><text:span text:style-name="T33_10">Könnte</text:span><text:span text:style-name="T33_11"><text:s/></text:span><text:span text:style-name="T33_12">eine</text:span><text:span text:style-name="T33_13"><text:s/></text:span><text:span text:style-name="T33_14">Pfeife</text:span><text:span text:style-name="T33_15"><text:s/></text:span><text:span text:style-name="T33_16">mitnehmen</text:span><text:span text:style-name="T33_17">:<text:s/></text:span><text:span text:style-name="T33_18">Ablauf</text:span><text:span text:style-name="T33_19">,<text:s/></text:span><text:span text:style-name="T33_20">bei</text:span><text:span text:style-name="T33_21"><text:s/></text:span><text:span text:style-name="T33_22">ertönen</text:span><text:span text:style-name="T33_23"><text:s/></text:span><text:span text:style-name="T33_24">Pfeife</text:span><text:span text:style-name="T33_25"><text:s/></text:span><text:span text:style-name="T33_26">oder</text:span><text:span text:style-name="T33_27"><text:s/></text:span><text:span text:style-name="T33_28">Alarm</text:span><text:span text:style-name="T33_29">:<text:s/></text:span><text:span text:style-name="T33_30">Alle</text:span><text:span text:style-name="T33_31"><text:s/></text:span><text:span text:style-name="T33_32">aufstehen</text:span><text:span text:style-name="T33_33"><text:s/></text:span><text:span text:style-name="T33_34">Pair</text:span><text:span text:style-name="T33_35"><text:s/></text:span><text:span text:style-name="T33_36">wechseln</text:span><text:span text:style-name="T33_37"><text:s/></text:span><text:span text:style-name="T33_38">und</text:span><text:span text:style-name="T33_39"><text:s/></text:span><text:span text:style-name="T33_40">Commit</text:span><text:span text:style-name="T33_41">)<text:s/>--&gt;<text:s/></text:span><text:span text:style-name="T33_42">bringt</text:span><text:span text:style-name="T33_43"><text:s/></text:span><text:span text:style-name="T33_44">mehr</text:span><text:span text:style-name="T33_45"><text:s/></text:span><text:span text:style-name="T33_46">Bewegung</text:span><text:span text:style-name="T33_47"><text:s/></text:span><text:span text:style-name="T33_48">nachdem</text:span><text:span text:style-name="T33_49"><text:s/></text:span><text:span text:style-name="T33_50">mittag</text:span><text:span text:style-name="T33_51"><text:s/></text:span><text:span text:style-name="T33_52">essen</text:span><text:span text:style-name="T33_53"><text:s/></text:span><text:span text:style-name="T33_54">rein</text:span></text:p>
      <text:p text:style-name="P34"><text:span text:style-name="T34_1">5.<text:s/></text:span><text:span text:style-name="T34_2">Runde</text:span><text:span text:style-name="T34_3">:<text:s/></text:span><text:span text:style-name="T34_4">mute</text:span><text:span text:style-name="T34_5"><text:s/></text:span><text:span text:style-name="T34_6">ping</text:span><text:span text:style-name="T34_7"><text:s/></text:span><text:span text:style-name="T34_8">pong</text:span></text:p>
      <text:p text:style-name="P35"><text:span text:style-name="T35_1">6.<text:s/></text:span><text:span text:style-name="T35_2">Runde</text:span><text:span text:style-name="T35_3">:<text:s/></text:span><text:span text:style-name="T35_4">Navigator</text:span><text:span text:style-name="T35_5"><text:s/></text:span><text:span text:style-name="T35_6">gets</text:span><text:span text:style-name="T35_7"><text:s/></text:span><text:span text:style-name="T35_8">mouse</text:span><text:span text:style-name="T35_9"><text:s/>/<text:s/></text:span><text:span text:style-name="T35_10">driver</text:span><text:span text:style-name="T35_11"><text:s/></text:span><text:span text:style-name="T35_12">keyboard</text:span><text:span text:style-name="T35_13"><text:s/>;)</text:span></text:p>
      <text:p text:style-name="P36"/>
      <text:p text:style-name="P37"><text:span text:style-name="T37_1">Christian</text:span><text:span text:style-name="T37_2">:</text:span></text:p>
      <text:p text:style-name="P38"><text:span text:style-name="T38_1">*<text:s/></text:span><text:span text:style-name="T38_2">No</text:span><text:span text:style-name="T38_3"><text:s/></text:span><text:span text:style-name="T38_4">returns</text:span><text:span text:style-name="T38_5"><text:s/>(</text:span><text:span text:style-name="T38_6">only</text:span><text:span text:style-name="T38_7"><text:s/></text:span><text:span text:style-name="T38_8">void</text:span><text:span text:style-name="T38_9">)</text:span></text:p>
      <text:p text:style-name="P39"><text:span text:style-name="T39_1">*<text:s/></text:span><text:span text:style-name="T39_2">No</text:span><text:span text:style-name="T39_3"><text:s/></text:span><text:span text:style-name="T39_4">naked</text:span><text:span text:style-name="T39_5"><text:s/></text:span><text:span text:style-name="T39_6">primitives</text:span></text:p>
      <text:p text:style-name="P40"><text:span text:style-name="T40_1">*<text:s/></text:span><text:span text:style-name="T40_2">Max</text:span><text:span text:style-name="T40_3"><text:s/>4<text:s/></text:span><text:span text:style-name="T40_4">lines</text:span><text:span text:style-name="T40_5"><text:s/></text:span><text:span text:style-name="T40_6">of</text:span><text:span text:style-name="T40_7"><text:s/></text:span><text:span text:style-name="T40_8">code</text:span><text:span text:style-name="T40_9"><text:s/></text:span><text:span text:style-name="T40_10">per</text:span><text:span text:style-name="T40_11"><text:s/></text:span><text:span text:style-name="T40_12">function</text:span></text:p>
      <text:p text:style-name="P41"><text:span text:style-name="T41_1">*<text:s/></text:span><text:span text:style-name="T41_2">Every</text:span><text:span text:style-name="T41_3"><text:s/></text:span><text:span text:style-name="T41_4">identifier</text:span><text:span text:style-name="T41_5">:<text:s/></text:span><text:span text:style-name="T41_6">Noun</text:span><text:span text:style-name="T41_7"><text:s/>+<text:s/></text:span><text:span text:style-name="T41_8">Verb</text:span></text:p>
      <text:p text:style-name="P42"/>
      <text:p text:style-name="P43"><text:span text:style-name="T43_1">Martin</text:span><text:span text:style-name="T43_2">:</text:span></text:p>
      <text:p text:style-name="P44"><text:span text:style-name="T44_1">*<text:s/></text:span><text:span text:style-name="T44_2">not</text:span><text:span text:style-name="T44_3"><text:s/></text:span><text:span text:style-name="T44_4">more</text:span><text:span text:style-name="T44_5"><text:s/></text:span><text:span text:style-name="T44_6">than</text:span><text:span text:style-name="T44_7"><text:s/></text:span><text:span text:style-name="T44_8">two</text:span><text:span text:style-name="T44_9"><text:s/></text:span><text:span text:style-name="T44_10">parameters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